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Inspiration-outline1" style:list-style-name="L4">
      <style:graphic-properties draw:stroke="none" svg:stroke-width="0cm" draw:fill="none" draw:textarea-vertical-align="top" draw:auto-grow-height="true" draw:fit-to-size="false" fo:min-height="11.793cm" fo:padding-top="0cm" fo:padding-bottom="0cm" fo:padding-left="0cm" fo:padding-right="0cm" fo:wrap-option="no-wrap"/>
    </style:style>
    <style:style style:name="pr2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style:font-name-asian="Lato" style:font-size-asian="20pt" style:font-name-complex="Lato" style:font-size-complex="20pt"/>
    </style:style>
    <style:style style:name="P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color="#121867" style:font-name="Lato" fo:font-size="18pt" style:text-underline-style="none" style:font-name-asian="Lato" style:font-size-asian="18pt" style:font-name-complex="Lato" style:font-size-complex="18pt"/>
    </style:style>
    <style:style style:name="T2" style:family="text">
      <style:text-properties fo:color="#121867" style:font-name="Lato" fo:font-size="18pt" style:text-underline-style="solid" style:text-underline-width="auto" style:text-underline-color="font-color" style:font-name-asian="Lato" style:font-size-asian="18pt" style:font-name-complex="Lato" style:font-size-complex="18pt"/>
    </style:style>
    <style:style style:name="T3" style:family="text">
      <style:text-properties fo:color="#121867" style:font-name="Lato" fo:font-size="24pt" fo:font-weight="bold" style:font-name-asian="Lato" style:font-size-asian="24pt" style:font-weight-asian="bold" style:font-name-complex="Lato" style:font-size-complex="24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IS IS A SLIDE TITLE" draw:style-name="dp1" draw:master-page-name="Inspiration" presentation:presentation-page-layout-name="AL1T1">
        <office:forms form:automatic-focus="false" form:apply-design-mode="false"/>
        <draw:frame draw:name="Shape 91" presentation:style-name="pr1" draw:text-style-name="P2" draw:layer="layout" svg:width="16.272cm" svg:height="12.193cm" svg:x="2.328cm" svg:y="4.18cm" presentation:class="outline" presentation:user-transformed="true">
          <draw:text-box>
            <text:p text:style-name="P1"><text:span text:style-name="T1"/></text:p>
            <text:list text:style-name="L2">
              <text:list-header>
                <text:p text:style-name="P1"><text:span text:style-name="T1"/></text:p>
              </text:list-header>
              <text:list-item>
                <text:p text:style-name="P1"><text:span text:style-name="T1">Listas (list)</text:span></text:p>
              </text:list-item>
              <text:list-item>
                <text:p text:style-name="P1"><text:span text:style-name="T1">Tuplas (tuple)</text:span></text:p>
              </text:list-item>
              <text:list-item>
                <text:p text:style-name="P1"><text:span text:style-name="T1">Rangos (range)</text:span></text:p>
              </text:list-item>
              <text:list-item>
                <text:p text:style-name="P1"><text:span text:style-name="T1">Cadenas de caracteres (str)</text:span></text:p>
              </text:list-item>
              <text:list-item>
                <text:p text:style-name="P1"><text:span text:style-name="T1">Secuencias de bytes (byte)</text:span></text:p>
              </text:list-item>
              <text:list-item>
                <text:p text:style-name="P1"><text:span text:style-name="T1">Secuencias de bytes (bytearray)</text:span></text:p>
              </text:list-item>
              <text:list-item>
                <text:p text:style-name="P1"><text:span text:style-name="T1">Conjuntos (set)</text:span></text:p>
              </text:list-item>
              <text:list-item>
                <text:p text:style-name="P1"><text:span text:style-name="T1">Conjuntos (frozenset)</text:span></text:p>
              </text:list-item>
              <text:list-item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</text:list-item>
            </text:list>
            <text:p text:style-name="P1"><text:span text:style-name="T1"/></text:p>
            <text:p text:style-name="P1"><text:span text:style-name="T2"/></text:p>
          </draw:text-box>
        </draw:frame>
        <draw:frame draw:name="Shape 90" presentation:style-name="pr2" draw:text-style-name="P3" draw:layer="layout" svg:width="14.788cm" svg:height="1.348cm" svg:x="2.329cm" svg:y="2.482cm" presentation:class="title" presentation:user-transformed="true">
          <draw:text-box>
            <text:p><text:span text:style-name="T3">Tipo de datos secuencia</text:span></text:p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1" presentation:class="page"/>
          <draw:frame draw:name="Shape 8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r33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34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office:forms form:automatic-focus="false" form:apply-design-mode="false"/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5437 181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office:forms form:automatic-focus="false" form:apply-design-mode="false"/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office:forms form:automatic-focus="false" form:apply-design-mode="false"/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office:forms form:automatic-focus="false" form:apply-design-mode="false"/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office:forms form:automatic-focus="false" form:apply-design-mode="false"/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office:forms form:automatic-focus="false" form:apply-design-mode="false"/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office:forms form:automatic-focus="false" form:apply-design-mode="false"/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office:forms form:automatic-focus="false" form:apply-design-mode="false"/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office:forms form:automatic-focus="false" form:apply-design-mode="false"/>
      <draw:frame draw:style-name="Mgr6" draw:text-style-name="MP12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33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33" draw:text-style-name="MP14" draw:layer="backgroundobjects" svg:width="8.051cm" svg:height="0.985cm" svg:x="8.686cm" svg:y="13.016cm" presentation:class="footer">
        <draw:text-box>
          <text:p text:style-name="MP13"><text:span text:style-name="MT1"><presentation:footer/></text:span></text:p>
        </draw:text-box>
      </draw:frame>
      <draw:frame presentation:style-name="Mpr33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8T17:18:26.710292137</dc:date>
    <meta:editing-duration>PT50M53S</meta:editing-duration>
    <meta:editing-cycles>21</meta:editing-cycles>
    <meta:document-statistic meta:object-count="146"/>
  </office:meta>
</office:document-meta>
</file>